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9300098" text:style-name="L1">
        <text:list-item>
          <text:p text:style-name="P1">Protocol written to acquire continuous data in daily life. Document revised by Martijn. 2012</text:p>
        </text:list-item>
        <text:list-item>
          <text:p text:style-name="P1">Interrupted refining and submission because of the opportunity to join Anouk's protocols.</text:p>
          <text:p text:style-name="P1">Agreements:</text:p>
          <text:list>
            <text:list-item>
              <text:list>
                <text:list-item>
                  <text:p text:style-name="P1">Use of Shimmer sensors</text:p>
                </text:list-item>
                <text:list-item>
                  <text:p text:style-name="P1">Continuous recording of day of measurements</text:p>
                </text:list-item>
                <text:list-item>
                  <text:p text:style-name="P1">Attaching-removing the sensors performed by CIRO nurses</text:p>
                </text:list-item>
                <text:list-item>
                  <text:p text:style-name="P1">ADL data recordings performed by CIRO people, at the beginning helped by TU e (until able to do it alone).</text:p>
                </text:list-item>
                <text:list-item>
                  <text:p text:style-name="P1">Provide with synchronized, labelled and cleaned data (accelerometer, HR, Oxycon)</text:p>
                </text:list-item>
                <text:list-item>
                  <text:p text:style-name="P1">Intent to finish to acquire the measurements within 1 year to be used in the iCare4COPD project and in <text:tab/>Gabriele's thesis. (Data replaced with SenseWear data).</text:p>
                </text:list-item>
              </text:list>
            </text:list-item>
          </text:list>
        </text:list-item>
        <text:list-item>
          <text:p text:style-name="P1">Amendment submission to include the above modifications</text:p>
        </text:list-item>
        <text:list-item>
          <text:p text:style-name="P1">Amendment rejected (not aware of =&gt; our 1st protocol could be used because more congruent with my research (scripted activities not too interesting).</text:p>
        </text:list-item>
        <text:list-item>
          <text:p text:style-name="P1">Submission of a new protocol containing the amendment rejected + more patients + heart failure patients.</text:p>
        </text:list-item>
        <text:list-item>
          <text:p text:style-name="P1">Measurements started in June 2014</text:p>
        </text:list-item>
        <text:list-item>
          <text:p text:style-name="P1">Agreements asked not included in the new submission =&gt; Writing and submission of a new amendment to</text:p>
          <text:list>
            <text:list-item>
              <text:p text:style-name="P1">Record a patient longer than only the ADL test</text:p>
            </text:list-item>
          </text:list>
        </text:list-item>
        <text:list-item>
          <text:p text:style-name="P1">Amendment accepted end August 2014</text:p>
        </text:list-item>
        <text:list-item>
          <text:p text:style-name="P1">Amendment not respected (often 2 ADL tests in the same day =&gt; only 1 day of “free living”)</text:p>
        </text:list-item>
        <text:list-item>
          <text:p text:style-name="P1">End of the measurements not respected (not used for iCare4COPD, difficult to use in Gabriele's thesis.</text:p>
        </text:list-item>
        <text:list-item>
          <text:p text:style-name="P1">Impossibility for Gabriele to go to CIRO to acquire data. Discuss about data pre-processing.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00:25:23</meta:creation-date>
    <dc:date>2015-01-16T00:47:45</dc:date>
    <meta:editing-duration>PT9M6S</meta:editing-duration>
    <meta:editing-cycles>16</meta:editing-cycles>
    <meta:generator>LibreOffice/3.5$Linux_X86_64 LibreOffice_project/350m1$Build-2</meta:generator>
    <meta:document-statistic meta:table-count="0" meta:image-count="0" meta:object-count="0" meta:page-count="1" meta:paragraph-count="19" meta:word-count="248" meta:character-count="1499" meta:non-whitespace-character-count="1287"/>
  </office:meta>
</office:document-meta>
</file>